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25cm"/>
    </style:style>
    <style:style style:name="co3" style:family="table-column">
      <style:table-column-properties fo:break-before="auto" style:column-width="9.133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2.399cm"/>
    </style:style>
    <style:style style:name="co6" style:family="table-column">
      <style:table-column-properties fo:break-before="auto" style:column-width="10.926cm"/>
    </style:style>
    <style:style style:name="co7" style:family="table-column">
      <style:table-column-properties fo:break-before="auto" style:column-width="12.663cm"/>
    </style:style>
    <style:style style:name="co8" style:family="table-column">
      <style:table-column-properties fo:break-before="auto" style:column-width="6.0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A - FA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Class</text:p>
          </table:table-cell>
          <table:table-cell table:number-columns-repeated="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ultivos forestales</text:p>
          </table:table-cell>
          <table:table-cell office:value-type="string" calcext:value-type="string">
            <text:p>landuse=forest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orest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leaf_type=broad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leaf_type=needle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orest+irrigated=yes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irrigated=yes+leaf_type=broad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irrigated=yes+leaf_type=needle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</text:p>
          </table:table-cell>
          <table:table-cell office:value-type="string" calcext:value-type="string">
            <text:p>Cultivo de arbustos</text:p>
          </table:table-cell>
          <table:table-cell office:value-type="string" calcext:value-type="string">
            <text:p>landuse=orchard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orchard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orchard+irrigated=yes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ultivos herbáceos</text:p>
          </table:table-cell>
          <table:table-cell office:value-type="string" calcext:value-type="string">
            <text:p>landuse=farmland,landuse=meadow,landuse=greenhouse_horticulture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Graminoideas</text:p>
          </table:table-cell>
          <table:table-cell office:value-type="string" calcext:value-type="string">
            <text:p>landuse=farmland+crop=zea,sorghum,triticum,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</text:p>
          </table:table-cell>
          <table:table-cell office:value-type="string" calcext:value-type="string">
            <text:p>Monocultivo</text:p>
          </table:table-cell>
          <table:table-cell office:value-type="string" calcext:value-type="string">
            <text:p>landuse=farmland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</text:p>
          </table:table-cell>
          <table:table-cell office:value-type="string" calcext:value-type="string">
            <text:p>Cultivo múltiple</text:p>
          </table:table-cell>
          <table:table-cell office:value-type="string" calcext:value-type="string">
            <text:p>landuse=meadow</text:p>
          </table:table-cell>
          <table:table-cell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No graminoideas</text:p>
          </table:table-cell>
          <table:table-cell office:value-type="string" calcext:value-type="string">
            <text:p>landuse=farmland,landuse=meadow,landuse=greenhouse_horticulture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</text:p>
          </table:table-cell>
          <table:table-cell office:value-type="string" calcext:value-type="string">
            <text:p>Monocultivo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</text:p>
          </table:table-cell>
          <table:table-cell office:value-type="string" calcext:value-type="string">
            <text:p>Cultivo múltiple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table:style-name="ce3"/>
          <table:table-cell table:number-columns-repeated="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urbanas vegetada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"/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eas urbanas</text:p>
          </table:table-cell>
          <table:table-cell table:number-columns-repeated="4"/>
          <table:table-cell office:value-type="string" calcext:value-type="string">
            <text:p>natural</text:p>
          </table:table-cell>
          <table:table-cell office:value-type="string" calcext:value-type="string">
            <text:p>grassland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ocarriles y vías de circulación.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rucciones y vivienda rural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ciones industriales, de servicios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ficies no construi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cción de minerales, basurales y áreas en construcción. 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re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n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inas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rmanente</text:p>
          </table:table-cell>
          <table:table-cell table:number-columns-repeated="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cionarios</text:p>
          </table:table-cell>
          <table:table-cell table:number-columns-repeated="6"/>
          <table:table-cell office:value-type="string" calcext:value-type="string">
            <text:p>Vegetació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áreas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e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ve o hielo</text:p>
          </table:table-cell>
          <table:table-cell table:number-columns-repeated="66"/>
        </table:table-row>
        <table:table-row table:style-name="ro1" table:number-rows-repeated="21">
          <table:table-cell table:number-columns-repeated="72"/>
        </table:table-row>
        <table:table-row table:style-name="ro1">
          <table:table-cell table:number-columns-repeated="71"/>
          <table:table-cell office:value-type="string" calcext:value-type="string">
            <text:p>railway,</text:p>
          </table:table-cell>
        </table:table-row>
      </table:table>
      <table:table table:name="inta-fa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_number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osm_tag</text:p>
          </table:table-cell>
          <table:table-cell table:number-columns-repeated="6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table:number-columns-repeated="70"/>
        </table:table-row>
        <table:table-row table:style-name="ro1"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Cultivos forestales</text:p>
          </table:table-cell>
          <table:table-cell office:value-type="string" calcext:value-type="string">
            <text:p>landuse=forest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orest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1.1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leaf_type=broadleaved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1.1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leaf_type=needleleaved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orest+irrigated=yes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1.2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irrigated=yes+leaf_type=broadleaved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1.2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irrigated=yes+leaf_type=needleleaved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2.</text:p>
          </table:table-cell>
          <table:table-cell office:value-type="string" calcext:value-type="string">
            <text:p>Cultivo de arbustos</text:p>
          </table:table-cell>
          <table:table-cell office:value-type="string" calcext:value-type="string">
            <text:p>landuse=orchard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orchard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orchard+irrigated=yes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Cultivos herbáceos</text:p>
          </table:table-cell>
          <table:table-cell office:value-type="string" calcext:value-type="string">
            <text:p>landuse=farmland,landuse=meadow,landuse=greenhouse_horticulture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3.1</text:p>
          </table:table-cell>
          <table:table-cell office:value-type="string" calcext:value-type="string">
            <text:p>Graminoideas</text:p>
          </table:table-cell>
          <table:table-cell office:value-type="string" calcext:value-type="string">
            <text:p>landuse=farmland+crop=zea,sorghum,triticum,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3.1.1</text:p>
          </table:table-cell>
          <table:table-cell office:value-type="string" calcext:value-type="string">
            <text:p>Monocultivo</text:p>
          </table:table-cell>
          <table:table-cell office:value-type="string" calcext:value-type="string">
            <text:p>landuse=farmland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3.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3.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3.1.2</text:p>
          </table:table-cell>
          <table:table-cell office:value-type="string" calcext:value-type="string">
            <text:p>Cultivo múltiple</text:p>
          </table:table-cell>
          <table:table-cell office:value-type="string" calcext:value-type="string">
            <text:p>landuse=meadow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3.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3.1.2.1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3.2</text:p>
          </table:table-cell>
          <table:table-cell office:value-type="string" calcext:value-type="string">
            <text:p>No graminoideas</text:p>
          </table:table-cell>
          <table:table-cell office:value-type="string" calcext:value-type="string">
            <text:p>landuse=farmland,landuse=meadow,landuse=greenhouse_horticulture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3.2.1</text:p>
          </table:table-cell>
          <table:table-cell office:value-type="string" calcext:value-type="string">
            <text:p>Monocultivo</text:p>
          </table:table-cell>
          <table:table-cell table:number-columns-repeated="70"/>
        </table:table-row>
        <table:table-row table:style-name="ro1">
          <table:table-cell/>
          <table:table-cell office:value-type="string" calcext:value-type="string">
            <text:p>1.3.2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3.2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3.2.2</text:p>
          </table:table-cell>
          <table:table-cell office:value-type="string" calcext:value-type="string">
            <text:p>Cultivo múltiple</text:p>
          </table:table-cell>
          <table:table-cell table:number-columns-repeated="70"/>
        </table:table-row>
        <table:table-row table:style-name="ro1">
          <table:table-cell/>
          <table:table-cell office:value-type="string" calcext:value-type="string">
            <text:p>1.3.2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1.3.2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/>
          <table:table-cell table:style-name="ce3"/>
          <table:table-cell table:number-columns-repeated="7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4" calcext:value-type="float">
            <text:p>4</text:p>
          </table:table-cell>
          <table:table-cell table:number-columns-repeated="6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6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6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table:number-columns-repeated="6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Áreas urbanas</text:p>
          </table:table-cell>
          <table:table-cell table:number-columns-repeated="4"/>
          <table:table-cell office:value-type="string" calcext:value-type="string">
            <text:p>natural</text:p>
          </table:table-cell>
          <table:table-cell office:value-type="string" calcext:value-type="string">
            <text:p>grassland</text:p>
          </table:table-cell>
          <table:table-cell table:number-columns-repeated="6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errocarriles y vías de circulación. </text:p>
          </table:table-cell>
          <table:table-cell table:number-columns-repeated="6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strucciones y vivienda rural </text:p>
          </table:table-cell>
          <table:table-cell table:number-columns-repeated="6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strucciones industriales, de servicios </text:p>
          </table:table-cell>
          <table:table-cell table:number-columns-repeated="6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acción de minerales, basurales y áreas en construcción. </text:p>
          </table:table-cell>
          <table:table-cell table:number-columns-repeated="6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cas</text:p>
          </table:table-cell>
          <table:table-cell table:number-columns-repeated="6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lares</text:p>
          </table:table-cell>
          <table:table-cell table:number-columns-repeated="6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unas</text:p>
          </table:table-cell>
          <table:table-cell table:number-columns-repeated="6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linas</text:p>
          </table:table-cell>
          <table:table-cell table:number-columns-repeated="6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stacionarios</text:p>
          </table:table-cell>
          <table:table-cell table:number-columns-repeated="6"/>
          <table:table-cell office:value-type="string" calcext:value-type="string">
            <text:p>Vegetació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áreas</text:p>
          </table:table-cell>
          <table:table-cell table:number-columns-repeated="5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ieve o hielo</text:p>
          </table:table-cell>
          <table:table-cell table:number-columns-repeated="66"/>
        </table:table-row>
        <table:table-row table:style-name="ro1" table:number-rows-repeated="21">
          <table:table-cell table:number-columns-repeated="73"/>
        </table:table-row>
        <table:table-row table:style-name="ro1">
          <table:table-cell table:number-columns-repeated="72"/>
          <table:table-cell office:value-type="string" calcext:value-type="string">
            <text:p>railway,</text:p>
          </table:table-cell>
        </table:table-row>
      </table:table>
      <table:table table:name="Corine LULC" table:style-name="ta1"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number-columns-repeated="16381" table:default-cell-style-name="ce9"/>
        <table:table-row table:style-name="ro1"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Tags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Artificial surfac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Urban fabric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.1 </text:p>
          </table:table-cell>
          <table:table-cell table:style-name="ce2" office:value-type="string" calcext:value-type="string">
            <text:p><text:a xlink:href="http://sia.eionet.europa.eu/CLC2000/classes/Pictures?CLCcategory=1/1.1/1.1.1&amp;CLCtitle=Continuous%20urban%20fabric" xlink:type="simple">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.2 </text:p>
          </table:table-cell>
          <table:table-cell table:style-name="ce2" office:value-type="string" calcext:value-type="string">
            <text:p><text:a xlink:href="http://sia.eionet.europa.eu/CLC2000/classes/Pictures?CLCcategory=1/1.1/1.1.2&amp;CLCtitle=Discontinuous%20urban%20fabric" xlink:type="simple">Dis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2&amp;CLCtitle=Industrial,%20comercial%20and%20transport%20units" xlink:type="simple">Industrial, commercial and transport uni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2.1 </text:p>
          </table:table-cell>
          <table:table-cell table:style-name="ce2" office:value-type="string" calcext:value-type="string">
            <text:p><text:a xlink:href="http://sia.eionet.europa.eu/CLC2000/classes/Pictures?CLCcategory=1/1.2/1.2.1&amp;CLCtitle=Industrial%20or%20commercial%20units" xlink:type="simple">Industrial or commercial unit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, <text:a xlink:href="https://wiki.openstreetmap.org/wiki/Key:landuse" xlink:type="simple">landuse</text:a>=<text:a xlink:href="https://wiki.openstreetmap.org/wiki/Tag:landuse%3Dcommercial" xlink:type="simple">commercial</text:a>, or <text:a xlink:href="https://wiki.openstreetmap.org/wiki/Key:landuse" xlink:type="simple">landuse</text:a>=<text:a xlink:href="https://wiki.openstreetmap.org/wiki/Tag:landuse%3Dretail" xlink:type="simple">retail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2.2 </text:p>
          </table:table-cell>
          <table:table-cell table:style-name="ce2" office:value-type="string" calcext:value-type="string">
            <text:p><text:a xlink:href="http://sia.eionet.europa.eu/CLC2000/classes/Pictures?CLCcategory=1/1.2/1.2.2&amp;CLCtitle=Road%20and%20rail%20networks%20and%20associated%20land" xlink:type="simple">Road and rail networks and associ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ailway" xlink:type="simple">railway</text:a> for railway areas only. This class is a mix of road and rail landuse; landuse=highway is not commonly used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3 </text:p>
          </table:table-cell>
          <table:table-cell table:style-name="ce2" office:value-type="string" calcext:value-type="string">
            <text:p><text:a xlink:href="http://sia.eionet.europa.eu/CLC2000/classes/Pictures?CLCcategory=1/1.2/1.2.3&amp;CLCtitle=Port%20areas" xlink:type="simple">Port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 + <text:a xlink:href="https://wiki.openstreetmap.org/wiki/Key:industrial" xlink:type="simple">industrial</text:a>=<text:a xlink:href="https://wiki.openstreetmap.org/wiki/Tag:industrial%3Dport" xlink:type="simple">port</text:a> or <text:a xlink:href="https://wiki.openstreetmap.org/wiki/Key:leisure" xlink:type="simple">leisure</text:a>=<text:a xlink:href="https://wiki.openstreetmap.org/wiki/Tag:leisure%3Dmarina" xlink:type="simple">marina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4 </text:p>
          </table:table-cell>
          <table:table-cell table:style-name="ce2" office:value-type="string" calcext:value-type="string">
            <text:p><text:a xlink:href="http://sia.eionet.europa.eu/CLC2000/classes/Pictures?CLCcategory=1/1.2/1.2.4&amp;CLCtitle=Airports" xlink:type="simple">Airports</text:a> </text:p>
          </table:table-cell>
          <table:table-cell table:style-name="ce2" office:value-type="string" calcext:value-type="string">
            <text:p><text:a xlink:href="https://wiki.openstreetmap.org/wiki/Key:aeroway" xlink:type="simple">aeroway</text:a>=<text:a xlink:href="https://wiki.openstreetmap.org/wiki/Tag:aeroway%3Daerodrome" xlink:type="simple">aerodrom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3&amp;CLCtitle=Mine,%20dump%20and%20construction%20sites" xlink:type="simple">Mine, dump and construction sit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1 </text:p>
          </table:table-cell>
          <table:table-cell table:style-name="ce2" office:value-type="string" calcext:value-type="string">
            <text:p><text:a xlink:href="http://sia.eionet.europa.eu/CLC2000/classes/Pictures?CLCcategory=1/1.3/1.3.1&amp;CLCtitle=Mineral%20extraction%20sites" xlink:type="simple">Mineral extra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quarry" xlink:type="simple">quarry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2 </text:p>
          </table:table-cell>
          <table:table-cell table:style-name="ce2" office:value-type="string" calcext:value-type="string">
            <text:p><text:a xlink:href="http://sia.eionet.europa.eu/CLC2000/classes/Pictures?CLCcategory=1/1.3/1.3.2&amp;CLCtitle=Dump%20sites" xlink:type="simple">Dump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landfill" xlink:type="simple">landfill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3 </text:p>
          </table:table-cell>
          <table:table-cell table:style-name="ce2" office:value-type="string" calcext:value-type="string">
            <text:p><text:a xlink:href="http://sia.eionet.europa.eu/CLC2000/classes/Pictures?CLCcategory=1/1.3/1.3.3&amp;CLCtitle=Construction%20sites" xlink:type="simple">Constru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construction" xlink:type="simple">construction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4&amp;CLCtitle=Artificial,%20non-agricultural%20vegetated%20areas" xlink:type="simple">Artificial, non-agricultural vegetated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4.1 </text:p>
          </table:table-cell>
          <table:table-cell table:style-name="ce2" office:value-type="string" calcext:value-type="string">
            <text:p><text:a xlink:href="http://sia.eionet.europa.eu/CLC2000/classes/Pictures?CLCcategory=1/1.4/1.4.1&amp;CLCtitle=Green%20urban%20areas" xlink:type="simple">Green urban areas</text:a> </text:p>
          </table:table-cell>
          <table:table-cell table:style-name="ce2" office:value-type="string" calcext:value-type="string">
            <text:p>Several tags are possible: <text:a xlink:href="https://wiki.openstreetmap.org/wiki/Key:leisure" xlink:type="simple">leisure</text:a>=<text:a xlink:href="https://wiki.openstreetmap.org/wiki/Tag:leisure%3Dpark" xlink:type="simple">park</text:a>, <text:a xlink:href="https://wiki.openstreetmap.org/wiki/Key:leisure" xlink:type="simple">leisure</text:a>=<text:a xlink:href="https://wiki.openstreetmap.org/wiki/Tag:leisure%3Dgarden" xlink:type="simple">garden</text:a>, <text:a xlink:href="https://wiki.openstreetmap.org/wiki/Key:leisure" xlink:type="simple">leisure</text:a>=<text:a xlink:href="https://wiki.openstreetmap.org/wiki/Tag:leisure%3Dpitch" xlink:type="simple">pitch</text:a>, <text:a xlink:href="https://wiki.openstreetmap.org/wiki/Key:leisure" xlink:type="simple">leisure</text:a>=<text:a xlink:href="https://wiki.openstreetmap.org/wiki/Tag:leisure%3Dgolf_course" xlink:type="simple">golf_course</text:a>,<text:a xlink:href="https://wiki.openstreetmap.org/wiki/Key:landuse" xlink:type="simple">landuse</text:a>=<text:a xlink:href="https://wiki.openstreetmap.org/wiki/Tag:landuse%3Dgrass" xlink:type="simple">grass</text:a>, <text:a xlink:href="https://wiki.openstreetmap.org/wiki/Key:natural" xlink:type="simple">natural</text:a>=<text:a xlink:href="https://wiki.openstreetmap.org/wiki/Tag:natural%3Dwood" xlink:type="simple">wood</text:a>, and other tags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.2 </text:p>
          </table:table-cell>
          <table:table-cell table:style-name="ce2" office:value-type="string" calcext:value-type="string">
            <text:p><text:a xlink:href="http://sia.eionet.europa.eu/CLC2000/classes/Pictures?CLCcategory=1/1.4/1.4.2&amp;CLCtitle=Sport%20and%20leisure%20facilities" xlink:type="simple">Sport and leisure facilities</text:a> </text:p>
          </table:table-cell>
          <table:table-cell table:style-name="ce2" office:value-type="string" calcext:value-type="string">
            <text:p>See <text:a xlink:href="https://wiki.openstreetmap.org/wiki/Key:leisure" xlink:type="simple">leisure</text:a>=* for the many possibilities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&amp;CLCtitle=Agricultural%20areas" xlink:type="simple">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1&amp;CLCtitle=Arable%20land" xlink:type="simple">Arable land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1 </text:p>
          </table:table-cell>
          <table:table-cell table:style-name="ce2" office:value-type="string" calcext:value-type="string">
            <text:p><text:a xlink:href="http://sia.eionet.europa.eu/CLC2000/classes/Pictures?CLCcategory=2/2.1/2.1.1&amp;CLCtitle=Non-irrigated%20arable%20land" xlink:type="simple">Non-irrigated arable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2 </text:p>
          </table:table-cell>
          <table:table-cell table:style-name="ce2" office:value-type="string" calcext:value-type="string">
            <text:p><text:a xlink:href="http://sia.eionet.europa.eu/CLC2000/classes/Pictures?CLCcategory=2/2.1/2.1.2&amp;CLCtitle=Permanently%20irrigated%20land" xlink:type="simple">Permanently irrig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3 </text:p>
          </table:table-cell>
          <table:table-cell table:style-name="ce2" office:value-type="string" calcext:value-type="string">
            <text:p><text:a xlink:href="http://sia.eionet.europa.eu/CLC2000/classes/Pictures?CLCcategory=2/2.1/2.1.3&amp;CLCtitle=Rice%20fields" xlink:type="simple">Rice fiel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+ <text:a xlink:href="https://wiki.openstreetmap.org/wiki/Key:crop" xlink:type="simple">crop</text:a>=<text:a xlink:href="https://wiki.openstreetmap.org/wiki/Tag:crop%3Drice" xlink:type="simple">ric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2&amp;CLCtitle=Permanent%20crops" xlink:type="simple">Permanent crop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1 </text:p>
          </table:table-cell>
          <table:table-cell table:style-name="ce2" office:value-type="string" calcext:value-type="string">
            <text:p><text:a xlink:href="http://sia.eionet.europa.eu/CLC2000/classes/Pictures?CLCcategory=2/2.2/2.2.1&amp;CLCtitle=Vineyards" xlink:type="simple">Vineyar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vineyard" xlink:type="simple">vineyar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2 </text:p>
          </table:table-cell>
          <table:table-cell table:style-name="ce2" office:value-type="string" calcext:value-type="string">
            <text:p><text:a xlink:href="http://sia.eionet.europa.eu/CLC2000/classes/Pictures?CLCcategory=2/2.2/2.2.2&amp;CLCtitle=Fruit%20trees%20and%20berry%20plantations" xlink:type="simple">Fruit trees and berry plantation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3 </text:p>
          </table:table-cell>
          <table:table-cell table:style-name="ce2" office:value-type="string" calcext:value-type="string">
            <text:p><text:a xlink:href="http://sia.eionet.europa.eu/CLC2000/classes/Pictures?CLCcategory=2/2.2/2.2.3&amp;CLCtitle=Olive%20groves" xlink:type="simple">Olive grov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+ <text:a xlink:href="https://wiki.openstreetmap.org/wiki/Key:trees" xlink:type="simple">trees</text:a>=<text:a xlink:href="https://wiki.openstreetmap.org/wiki/Tag:trees%3Dolive_trees" xlink:type="simple">olive_trees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3&amp;CLCtitle=Pastures" xlink:type="simple">Pastur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3.1 </text:p>
          </table:table-cell>
          <table:table-cell table:style-name="ce2" office:value-type="string" calcext:value-type="string">
            <text:p><text:a xlink:href="http://sia.eionet.europa.eu/CLC2000/classes/Pictures?CLCcategory=2/2.3/2.3.1&amp;CLCtitle=Pastures" xlink:type="simple">Pastur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meadow" xlink:type="simple">meadow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4&amp;CLCtitle=Heterogeneous%20agricultural%20areas" xlink:type="simple">Heterogeneous 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.1 </text:p>
          </table:table-cell>
          <table:table-cell table:style-name="ce2" office:value-type="string" calcext:value-type="string">
            <text:p><text:a xlink:href="http://sia.eionet.europa.eu/CLC2000/classes/Pictures?CLCcategory=2/2.4/2.4.1&amp;CLCtitle=Annual%20crops%20associated%20with%20permanent%20crops" xlink:type="simple">Annual crops associated with permanent crops</text:a> </text:p>
          </table:table-cell>
          <table:table-cell table:style-name="ce2" office:value-type="string" calcext:value-type="string">
            <text:p>Usually but not always 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2 </text:p>
          </table:table-cell>
          <table:table-cell table:style-name="ce2" office:value-type="string" calcext:value-type="string">
            <text:p><text:a xlink:href="http://sia.eionet.europa.eu/CLC2000/classes/Pictures?CLCcategory=2/2.4/2.4.2&amp;CLCtitle=Complex%20cultivation%20patterns" xlink:type="simple">Complex cultivation patterns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reas. </text:p>
          </table:table-cell>
          <table:table-cell table:style-name="ce5"/>
          <table:table-cell table:number-columns-repeated="16380"/>
        </table:table-row>
        <table:table-row table:style-name="ro4">
          <table:table-cell table:style-name="ce2" office:value-type="string" calcext:value-type="string">
            <text:p>2.4.3 </text:p>
          </table:table-cell>
          <table:table-cell table:style-name="ce2" office:value-type="string" calcext:value-type="string">
            <text:p><text:a xlink:href="http://sia.eionet.europa.eu/CLC2000/classes/Pictures?CLCcategory=2/2.4/2.4.3&amp;CLCtitle=Land%20principally%20occupied%20by%20agriculture,%20with%20significant%20areas%20of%20natural%20vegetation" xlink:type="simple">Land principally occupied by agriculture, with significant areas of natural vegetation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gricultural areas, plus <text:a xlink:href="https://wiki.openstreetmap.org/wiki/Key:natural" xlink:type="simple">natural</text:a>=<text:a xlink:href="https://wiki.openstreetmap.org/wiki/Tag:natural%3Dwood" xlink:type="simple">wood</text:a>, <text:a xlink:href="https://wiki.openstreetmap.org/wiki/Key:natural" xlink:type="simple">natural</text:a>=<text:a xlink:href="https://wiki.openstreetmap.org/wiki/Tag:natural%3Dscrub" xlink:type="simple">scrub</text:a>, etc. for natural areas.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4 </text:p>
          </table:table-cell>
          <table:table-cell table:style-name="ce2" office:value-type="string" calcext:value-type="string">
            <text:p><text:a xlink:href="http://sia.eionet.europa.eu/CLC2000/classes/Pictures?CLCcategory=2/2.4/2.4.4&amp;CLCtitle=Agro-forestry%20areas" xlink:type="simple">Agro-forestry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farmland" xlink:type="simple">farmland</text:a> or a combination - requires survey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&amp;CLCtitle=Forest%20and%20seminatural%20areas" xlink:type="simple">Forest and semina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1&amp;CLCtitle=Forests" xlink:type="simple">Fores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1 </text:p>
          </table:table-cell>
          <table:table-cell table:style-name="ce2" office:value-type="string" calcext:value-type="string">
            <text:p><text:a xlink:href="http://sia.eionet.europa.eu/CLC2000/classes/Pictures?CLCcategory=3/3.1/3.1.1&amp;CLCtitle=Broad-leaved%20forest" xlink:type="simple">Broad-leav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broadleaved" xlink:type="simple">broadleav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2 </text:p>
          </table:table-cell>
          <table:table-cell table:style-name="ce2" office:value-type="string" calcext:value-type="string">
            <text:p><text:a xlink:href="http://sia.eionet.europa.eu/CLC2000/classes/Pictures?CLCcategory=3/3.1/3.1.2&amp;CLCtitle=Coniferous%20forest" xlink:type="simple">Coniferous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needleleaved" xlink:type="simple">needleleav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3 </text:p>
          </table:table-cell>
          <table:table-cell table:style-name="ce2" office:value-type="string" calcext:value-type="string">
            <text:p><text:a xlink:href="http://sia.eionet.europa.eu/CLC2000/classes/Pictures?CLCcategory=3/3.1/3.1.3&amp;CLCtitle=Mixed%20forest" xlink:type="simple">Mix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2&amp;CLCtitle=Scrub%20and/or%20herbaceous%20vegetation%20associations" xlink:type="simple">Scrub and/or herbaceous vegetation association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1 </text:p>
          </table:table-cell>
          <table:table-cell table:style-name="ce2" office:value-type="string" calcext:value-type="string">
            <text:p><text:a xlink:href="http://sia.eionet.europa.eu/CLC2000/classes/Pictures?CLCcategory=3/3.2/3.2.1&amp;CLCtitle=Natural%20grasslands" xlink:type="simple">Natural grassl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rassland" xlink:type="simple">grass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2 </text:p>
          </table:table-cell>
          <table:table-cell table:style-name="ce2" office:value-type="string" calcext:value-type="string">
            <text:p><text:a xlink:href="http://sia.eionet.europa.eu/CLC2000/classes/Pictures?CLCcategory=3/3.2/3.2.2&amp;CLCtitle=Moors%20and%20heathland" xlink:type="simple">Moors and heathland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heath" xlink:type="simple">heat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3 </text:p>
          </table:table-cell>
          <table:table-cell table:style-name="ce2" office:value-type="string" calcext:value-type="string">
            <text:p><text:a xlink:href="http://sia.eionet.europa.eu/CLC2000/classes/Pictures?CLCcategory=3/3.2/3.2.3&amp;CLCtitle=Sclerophyllous%20vegetation" xlink:type="simple">Sclerophyllous vegetation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scrub" xlink:type="simple">scrub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4 </text:p>
          </table:table-cell>
          <table:table-cell table:style-name="ce2" office:value-type="string" calcext:value-type="string">
            <text:p><text:a xlink:href="http://sia.eionet.europa.eu/CLC2000/classes/Pictures?CLCcategory=3/3.2/3.2.4&amp;CLCtitle=Transitional%20woodland-shrub" xlink:type="simple">Transitional woodland-shrub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ood" xlink:type="simple">wood</text:a> or <text:a xlink:href="https://wiki.openstreetmap.org/wiki/Key:natural" xlink:type="simple">natural</text:a>=<text:a xlink:href="https://wiki.openstreetmap.org/wiki/Tag:natural%3Dscrub" xlink:type="simple">scrub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3&amp;CLCtitle=Open%20spaces%20with%20little%20or%20no%20vegetation" xlink:type="simple">Open spaces with little or no vegetation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1 </text:p>
          </table:table-cell>
          <table:table-cell table:style-name="ce2" office:value-type="string" calcext:value-type="string">
            <text:p><text:a xlink:href="http://sia.eionet.europa.eu/CLC2000/classes/Pictures?CLCcategory=3/3.3/3.3.1&amp;CLCtitle=Beaches,%20dunes,%20sands" xlink:type="simple">Beaches, dunes, s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beach" xlink:type="simple">beach</text:a> or <text:a xlink:href="https://wiki.openstreetmap.org/wiki/Key:natural" xlink:type="simple">natural</text:a>=<text:a xlink:href="https://wiki.openstreetmap.org/wiki/Tag:natural%3Dsand" xlink:type="simple">s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2 </text:p>
          </table:table-cell>
          <table:table-cell table:style-name="ce2" office:value-type="string" calcext:value-type="string">
            <text:p><text:a xlink:href="http://sia.eionet.europa.eu/CLC2000/classes/Pictures?CLCcategory=3/3.3/3.3.2&amp;CLCtitle=Bare%20rocks" xlink:type="simple">Bare rock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rock" xlink:type="simple">rock</text:a>, <text:a xlink:href="https://wiki.openstreetmap.org/wiki/Key:natural" xlink:type="simple">natural</text:a>=<text:a xlink:href="https://wiki.openstreetmap.org/wiki/Tag:natural%3Dscree" xlink:type="simple">scree</text:a> or <text:a xlink:href="https://wiki.openstreetmap.org/wiki/Key:natural" xlink:type="simple">natural</text:a>=<text:a xlink:href="https://wiki.openstreetmap.org/wiki/Tag:natural%3Dshingle" xlink:type="simple">shingle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3.3 </text:p>
          </table:table-cell>
          <table:table-cell table:style-name="ce2" office:value-type="string" calcext:value-type="string">
            <text:p><text:a xlink:href="http://sia.eionet.europa.eu/CLC2000/classes/Pictures?CLCcategory=3/3.3/3.3.3&amp;CLCtitle=Sparsely%20vegetated%20areas" xlink:type="simple">Sparsely vegetated areas</text:a> </text:p>
          </table:table-cell>
          <table:table-cell table:style-name="ce2" office:value-type="string" calcext:value-type="string">
            <text:p>Depending on main features, see <text:a xlink:href="https://wiki.openstreetmap.org/wiki/Key:natural" xlink:type="simple">natural</text:a>=<text:a xlink:href="https://wiki.openstreetmap.org/wiki/Tag:natural%3Dscrub" xlink:type="simple">scrub</text:a>, <text:a xlink:href="https://wiki.openstreetmap.org/wiki/Key:natural" xlink:type="simple">natural</text:a>=<text:a xlink:href="https://wiki.openstreetmap.org/wiki/Tag:natural%3Dheath" xlink:type="simple">heath</text:a>, <text:a xlink:href="https://wiki.openstreetmap.org/wiki/Key:natural" xlink:type="simple">natural</text:a>=<text:a xlink:href="https://wiki.openstreetmap.org/wiki/Tag:natural%3Dgrassland" xlink:type="simple">grassland</text:a>, <text:a xlink:href="https://wiki.openstreetmap.org/wiki/Key:natural" xlink:type="simple">natural</text:a>=<text:a xlink:href="https://wiki.openstreetmap.org/wiki/Tag:natural%3Dbare_rock" xlink:type="simple">bare_rock</text:a>, <text:a xlink:href="https://wiki.openstreetmap.org/wiki/Key:natural" xlink:type="simple">natural</text:a>=<text:a xlink:href="https://wiki.openstreetmap.org/wiki/Tag:natural%3Dsand" xlink:type="simple">sand</text:a>, <text:a xlink:href="https://wiki.openstreetmap.org/wiki/Key:natural" xlink:type="simple">natural</text:a>=<text:a xlink:href="https://wiki.openstreetmap.org/wiki/Tag:natural%3Dscree" xlink:type="simple">scree</text:a>, etc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4 </text:p>
          </table:table-cell>
          <table:table-cell table:style-name="ce2" office:value-type="string" calcext:value-type="string">
            <text:p><text:a xlink:href="http://sia.eionet.europa.eu/CLC2000/classes/Pictures?CLCcategory=3/3.3/3.3.4&amp;CLCtitle=Burnt%20areas" xlink:type="simple">Burnt areas</text:a> </text:p>
          </table:table-cell>
          <table:table-cell table:style-name="ce2" office:value-type="string" calcext:value-type="string">
            <text:p>N/A - not permanent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5 </text:p>
          </table:table-cell>
          <table:table-cell table:style-name="ce2" office:value-type="string" calcext:value-type="string">
            <text:p><text:a xlink:href="http://sia.eionet.europa.eu/CLC2000/classes/Pictures?CLCcategory=3/3.3/3.3.5&amp;CLCtitle=Glaciers%20and%20perpetual%20snow" xlink:type="simple">Glaciers and perpetual snow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lacier" xlink:type="simple">glacier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&amp;CLCtitle=Wetlands" xlink:type="simple">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1&amp;CLCtitle=Inland%20wetlands" xlink:type="simple">Inland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.1 </text:p>
          </table:table-cell>
          <table:table-cell table:style-name="ce2" office:value-type="string" calcext:value-type="string">
            <text:p><text:a xlink:href="http://sia.eionet.europa.eu/CLC2000/classes/Pictures?CLCcategory=4/4.1/4.1.1&amp;CLCtitle=Inland%20marshes" xlink:type="simple">Inland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marsh" xlink:type="simple">mars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.2 </text:p>
          </table:table-cell>
          <table:table-cell table:style-name="ce2" office:value-type="string" calcext:value-type="string">
            <text:p><text:a xlink:href="http://sia.eionet.europa.eu/CLC2000/classes/Pictures?CLCcategory=4/4.1/4.1.2&amp;CLCtitle=Peat%20bogs" xlink:type="simple">Peat bog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bog" xlink:type="simple">bog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2&amp;CLCtitle=Maritime%20wetlands" xlink:type="simple">Maritime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1 </text:p>
          </table:table-cell>
          <table:table-cell table:style-name="ce2" office:value-type="string" calcext:value-type="string">
            <text:p><text:a xlink:href="http://sia.eionet.europa.eu/CLC2000/classes/Pictures?CLCcategory=4/4.2/4.2.1&amp;CLCtitle=Salt%20marshes" xlink:type="simple">Salt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saltmarsh" xlink:type="simple">saltmars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2 </text:p>
          </table:table-cell>
          <table:table-cell table:style-name="ce2" office:value-type="string" calcext:value-type="string">
            <text:p><text:a xlink:href="http://sia.eionet.europa.eu/CLC2000/classes/Pictures?CLCcategory=4/4.2/4.2.2&amp;CLCtitle=Salines" xlink:type="simple">Salin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salt_pond" xlink:type="simple">salt_pond</text:a> (See <text:a xlink:href="https://wiki.openstreetmap.org/wiki/Proposed_features/Salt_Pond" xlink:type="simple">Proposed features/Salt Pond</text:a> )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3 </text:p>
          </table:table-cell>
          <table:table-cell table:style-name="ce2" office:value-type="string" calcext:value-type="string">
            <text:p><text:a xlink:href="http://sia.eionet.europa.eu/CLC2000/classes/Pictures?CLCcategory=4/4.2/4.2.3&amp;CLCtitle=Intertidal%20flats" xlink:type="simple">Intertidal flats</text:a> </text:p>
          </table:table-cell>
          <table:table-cell table:style-name="ce2" office:value-type="string" calcext:value-type="string">
            <text:p><text:a xlink:href="https://wiki.openstreetmap.org/wiki/Key:wetland" xlink:type="simple">wetland</text:a>=<text:a xlink:href="https://wiki.openstreetmap.org/wiki/Tag:wetland%3Dtidalflat" xlink:type="simple">tidalflat</text:a> or <text:a xlink:href="https://wiki.openstreetmap.org/wiki/Key:tidal" xlink:type="simple">tidal</text:a>=yes (See <text:a xlink:href="https://wiki.openstreetmap.org/wiki/Proposed_features/Water_cover" xlink:type="simple">Proposed_features/Water_cover</text:a>)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&amp;CLCtitle=Water%20bodies" xlink:type="simple">Water bodi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1&amp;CLCtitle=Inland%20waters" xlink:type="simple">Inland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.1 </text:p>
          </table:table-cell>
          <table:table-cell table:style-name="ce2" office:value-type="string" calcext:value-type="string">
            <text:p><text:a xlink:href="http://sia.eionet.europa.eu/CLC2000/classes/Pictures?CLCcategory=5/5.1/5.1.1&amp;CLCtitle=Water%20courses" xlink:type="simple">Water courses</text:a> </text:p>
          </table:table-cell>
          <table:table-cell table:style-name="ce2" office:value-type="string" calcext:value-type="string">
            <text:p><text:a xlink:href="https://wiki.openstreetmap.org/wiki/Key:waterway" xlink:type="simple">waterway</text:a>=<text:a xlink:href="https://wiki.openstreetmap.org/wiki/Tag:waterway%3Driverbank" xlink:type="simple">riverbank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.2 </text:p>
          </table:table-cell>
          <table:table-cell table:style-name="ce2" office:value-type="string" calcext:value-type="string">
            <text:p><text:a xlink:href="http://sia.eionet.europa.eu/CLC2000/classes/Pictures?CLCcategory=5/5.1/5.1.2&amp;CLCtitle=Water%20bodies" xlink:type="simple">Water bodi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ke" xlink:type="simple">lak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2&amp;CLCtitle=Marine%20waters" xlink:type="simple">Marine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1 </text:p>
          </table:table-cell>
          <table:table-cell table:style-name="ce2" office:value-type="string" calcext:value-type="string">
            <text:p><text:a xlink:href="http://sia.eionet.europa.eu/CLC2000/classes/Pictures?CLCcategory=5/5.2/5.2.1&amp;CLCtitle=Coastal%20lagoons" xlink:type="simple">Coastal lagoon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goon" xlink:type="simple">lagoon</text:a> - also see <text:a xlink:href="https://wiki.openstreetmap.org/wiki/Key:natural" xlink:type="simple">natural</text:a>=<text:a xlink:href="https://wiki.openstreetmap.org/wiki/Tag:natural%3Dcoastline" xlink:type="simple">coastlin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2 </text:p>
          </table:table-cell>
          <table:table-cell table:style-name="ce2" office:value-type="string" calcext:value-type="string">
            <text:p><text:a xlink:href="http://sia.eionet.europa.eu/CLC2000/classes/Pictures?CLCcategory=5/5.2/5.2.2&amp;CLCtitle=Estuaries" xlink:type="simple">Estuaries</text:a> </text:p>
          </table:table-cell>
          <table:table-cell table:style-name="ce2" office:value-type="string" calcext:value-type="string">
            <text:p>No compatible tag found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3 </text:p>
          </table:table-cell>
          <table:table-cell table:style-name="ce2" office:value-type="string" calcext:value-type="string">
            <text:p><text:a xlink:href="http://sia.eionet.europa.eu/CLC2000/classes/Pictures?CLCcategory=5/5.2/5.2.3&amp;CLCtitle=Sea%20and%20ocean" xlink:type="simple">Sea and ocean</text:a> </text:p>
          </table:table-cell>
          <table:table-cell table:style-name="ce2" office:value-type="string" calcext:value-type="string">
            <text:p>See <text:a xlink:href="https://wiki.openstreetmap.org/wiki/Key:natural" xlink:type="simple">natural</text:a>=<text:a xlink:href="https://wiki.openstreetmap.org/wiki/Tag:natural%3Dcoastline" xlink:type="simple">coastline</text:a></text:p>
          </table:table-cell>
          <table:table-cell table:number-columns-repeated="16381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chultz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_number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osm_tag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Urban fabric</text:p>
          </table:table-cell>
          <table:table-cell office:value-type="string" calcext:value-type="string">
            <text:p>residential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industrial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commercial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retail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harbour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por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railwa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loc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marin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quarr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construction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landfill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brownfiel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stadium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recreation_groun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golf_cours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sports_center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allotments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laygroun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itc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village_green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cemetery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ar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zoo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trac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garden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greenhouse_horticultur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greenhous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land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yar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Permanent crops</text:p>
          </table:table-cell>
          <table:table-cell office:value-type="string" calcext:value-type="string">
            <text:p>vineyar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Permanent crops</text:p>
          </table:table-cell>
          <table:table-cell office:value-type="string" calcext:value-type="string">
            <text:p>orchard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Pastures</text:p>
          </table:table-cell>
          <table:table-cell office:value-type="string" calcext:value-type="string">
            <text:p>meadow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Forests</text:p>
          </table:table-cell>
          <table:table-cell office:value-type="string" calcext:value-type="string">
            <text:p>fores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Forests</text:p>
          </table:table-cell>
          <table:table-cell office:value-type="string" calcext:value-type="string">
            <text:p>woo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eenfiel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scrub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heath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asslan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fell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san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scre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beach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mu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glacier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cliff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Inland wetlands</text:p>
          </table:table-cell>
          <table:table-cell office:value-type="string" calcext:value-type="string">
            <text:p>march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Inland wetlands</text:p>
          </table:table-cell>
          <table:table-cell office:value-type="string" calcext:value-type="string">
            <text:p>wetlan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Coastal wetlands</text:p>
          </table:table-cell>
          <table:table-cell office:value-type="string" calcext:value-type="string">
            <text:p>salt_pon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Coastal wetlands</text:p>
          </table:table-cell>
          <table:table-cell office:value-type="string" calcext:value-type="string">
            <text:p>tida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riverban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reservoir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basin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doc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cana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pond</text:p>
          </table:table-cell>
          <table:table-cell table:number-columns-repeated="4"/>
        </table:table-row>
        <table:table-row table:style-name="ro1" table:number-rows-repeated="22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village_green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8:25:40.064241213</meta:creation-date>
    <dc:date>2024-09-05T11:26:20.582430299</dc:date>
    <meta:editing-duration>P3DT15H45M7S</meta:editing-duration>
    <meta:editing-cycles>5</meta:editing-cycles>
    <meta:generator>LibreOffice/7.4.7.2$Linux_X86_64 LibreOffice_project/40$Build-2</meta:generator>
    <meta:document-statistic meta:table-count="4" meta:cell-count="1074" meta:object-count="0"/>
  </office:meta>
</office:document-meta>
</file>